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24.694cm" fo:margin-top="0cm" fo:margin-bottom="0cm" style:page-number="auto" table:align="left" style:writing-mode="lr-tb"/>
    </style:style>
    <style:style style:name="Table1.A" style:family="table-column">
      <style:table-column-properties style:column-width="2.628cm"/>
    </style:style>
    <style:style style:name="Table1.B" style:family="table-column">
      <style:table-column-properties style:column-width="1.976cm"/>
    </style:style>
    <style:style style:name="Table1.C" style:family="table-column">
      <style:table-column-properties style:column-width="5.098cm"/>
    </style:style>
    <style:style style:name="Table1.D" style:family="table-column">
      <style:table-column-properties style:column-width="10.495cm"/>
    </style:style>
    <style:style style:name="Table1.E" style:family="table-column">
      <style:table-column-properties style:column-width="1.199cm"/>
    </style:style>
    <style:style style:name="Table1.F" style:family="table-column">
      <style:table-column-properties style:column-width="1.005cm"/>
    </style:style>
    <style:style style:name="Table1.G" style:family="table-column">
      <style:table-column-properties style:column-width="1.157cm"/>
    </style:style>
    <style:style style:name="Table1.H" style:family="table-column">
      <style:table-column-properties style:column-width="1.1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28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style:font-size-asian="10pt" style:font-name-complex="Calibri Light1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loext:graphic-properties draw:fill="solid" draw:fill-color="#cccccc" draw:opacity="100%"/>
      <style:paragraph-properties fo:margin-left="0.042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9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f7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172bc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7172bc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2a82a" officeooo:paragraph-rsid="0072a82a" style:font-size-asian="9pt" style:font-size-complex="9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323625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172bc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2a82a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2a82a" officeooo:paragraph-rsid="0072a82a" style:font-size-asian="9pt" style:font-name-complex="Calibri Light1" style:font-size-complex="9pt"/>
    </style:style>
    <style:style style:name="P61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62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3ceb95"/>
    </style:style>
    <style:style style:name="P63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64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65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66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67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0679a9"/>
    </style:style>
    <style:style style:name="P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1409e9" style:font-size-asian="8pt" style:font-name-complex="Calibri Light1" style:font-size-complex="8pt"/>
    </style:style>
    <style:style style:name="P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7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7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81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8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83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84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89555" style:font-size-asian="8pt" style:font-name-complex="Sanskrit 2003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89555" style:font-size-asian="8pt" style:font-size-complex="8pt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2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2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2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2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2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2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027d09" style:font-size-asian="10pt" style:font-size-complex="10pt"/>
    </style:style>
    <style:style style:name="P13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3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3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3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3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3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3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3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3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39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1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1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14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4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4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4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T1" style:family="text">
      <style:text-properties officeooo:rsid="004393f8"/>
    </style:style>
    <style:style style:name="T2" style:family="text">
      <style:text-properties officeooo:rsid="007372f7"/>
    </style:style>
    <style:style style:name="T3" style:family="text">
      <style:text-properties officeooo:rsid="007172bc"/>
    </style:style>
    <style:style style:name="T4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5" style:family="text">
      <style:text-properties fo:color="#000099" fo:font-size="10pt" style:font-size-asian="10pt" style:font-name-complex="Calibri Light1" style:font-size-complex="10pt"/>
    </style:style>
    <style:style style:name="T6" style:family="text">
      <style:text-properties fo:color="#000099" fo:font-size="10pt" officeooo:rsid="000a92ca" style:font-size-asian="10pt" style:font-name-complex="Calibri Light1" style:font-size-complex="10pt"/>
    </style:style>
    <style:style style:name="T7" style:family="text">
      <style:text-properties fo:color="#000099" fo:font-size="10pt" officeooo:rsid="000d4722" style:font-size-asian="10pt" style:font-name-complex="Calibri Light1" style:font-size-complex="10pt"/>
    </style:style>
    <style:style style:name="T8" style:family="text">
      <style:text-properties fo:color="#000099" fo:font-size="10pt" officeooo:rsid="003e948c" style:font-size-asian="10pt" style:font-name-complex="Calibri Light1" style:font-size-complex="10pt"/>
    </style:style>
    <style:style style:name="T9" style:family="text">
      <style:text-properties fo:color="#000099" style:font-name-complex="Sanskrit 20031"/>
    </style:style>
    <style:style style:name="T10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15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16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17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1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1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2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2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2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2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2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2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2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2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2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2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3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3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32" style:family="text">
      <style:text-properties fo:color="#000099" style:font-name="Lato Light" style:font-name-complex="Calibri Light1" style:language-complex="hi" style:country-complex="IN"/>
    </style:style>
    <style:style style:name="T33" style:family="text">
      <style:text-properties fo:color="#000099" style:font-name="Lato Light" officeooo:rsid="0057a0af" style:font-name-complex="Calibri Light1" style:language-complex="hi" style:country-complex="IN"/>
    </style:style>
    <style:style style:name="T34" style:family="text">
      <style:text-properties fo:color="#000099" style:font-name="Lato Light" officeooo:rsid="000a9672" style:font-name-complex="Calibri Light1" style:language-complex="hi" style:country-complex="IN"/>
    </style:style>
    <style:style style:name="T35" style:family="text">
      <style:text-properties fo:color="#000099" style:font-name="Lato Light" officeooo:rsid="006e2baf" style:font-name-complex="Calibri Light1" style:language-complex="hi" style:country-complex="IN"/>
    </style:style>
    <style:style style:name="T36" style:family="text">
      <style:text-properties fo:color="#000099" style:font-name="Lato Light" officeooo:rsid="007277c7" style:font-name-complex="Calibri Light1" style:language-complex="hi" style:country-complex="IN"/>
    </style:style>
    <style:style style:name="T37" style:family="text">
      <style:text-properties fo:color="#000099" style:font-name="Lato Light" officeooo:rsid="00657e0b" style:font-name-complex="Calibri Light1" style:language-complex="hi" style:country-complex="IN"/>
    </style:style>
    <style:style style:name="T38" style:family="text">
      <style:text-properties fo:color="#000099" style:font-name="Lato Light" officeooo:rsid="003af7bb" style:font-name-complex="Calibri Light1" style:language-complex="hi" style:country-complex="IN"/>
    </style:style>
    <style:style style:name="T39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40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41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42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43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44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45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46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47" style:family="text">
      <style:text-properties fo:color="#000099" fo:font-weight="bold" style:font-weight-asian="bold" style:font-name-complex="Calibri Light1" style:font-weight-complex="bold"/>
    </style:style>
    <style:style style:name="T48" style:family="text">
      <style:text-properties fo:color="#000099" fo:font-weight="bold" officeooo:rsid="000f473e" style:font-weight-asian="bold" style:font-name-complex="Calibri Light1" style:font-weight-complex="bold"/>
    </style:style>
    <style:style style:name="T49" style:family="text">
      <style:text-properties fo:color="#000099" fo:font-weight="bold" officeooo:rsid="0040a2cc" style:font-weight-asian="bold" style:font-name-complex="Calibri Light1" style:font-weight-complex="bold"/>
    </style:style>
    <style:style style:name="T50" style:family="text">
      <style:text-properties fo:color="#000099" fo:font-weight="bold" officeooo:rsid="000679a9" style:font-weight-asian="bold" style:font-name-complex="Calibri Light1" style:font-weight-complex="bold"/>
    </style:style>
    <style:style style:name="T51" style:family="text">
      <style:text-properties fo:color="#000099" fo:font-weight="bold" officeooo:rsid="005e1893" style:font-weight-asian="bold" style:font-name-complex="Calibri Light1" style:font-weight-complex="bold"/>
    </style:style>
    <style:style style:name="T52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53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54" style:family="text">
      <style:text-properties fo:color="#000099" style:font-name-complex="Calibri Light1"/>
    </style:style>
    <style:style style:name="T55" style:family="text">
      <style:text-properties fo:color="#000099" officeooo:rsid="00381440" style:font-name-complex="Calibri Light1"/>
    </style:style>
    <style:style style:name="T56" style:family="text">
      <style:text-properties fo:color="#000099" officeooo:rsid="000d4722" style:font-name-complex="Calibri Light1"/>
    </style:style>
    <style:style style:name="T57" style:family="text">
      <style:text-properties fo:color="#000099" officeooo:rsid="000a9672" style:font-name-complex="Calibri Light1"/>
    </style:style>
    <style:style style:name="T58" style:family="text">
      <style:text-properties fo:color="#000099" officeooo:rsid="000679a9" style:font-name-complex="Calibri Light1"/>
    </style:style>
    <style:style style:name="T59" style:family="text">
      <style:text-properties fo:color="#000099" officeooo:rsid="0063d409" style:font-name-complex="Calibri Light1"/>
    </style:style>
    <style:style style:name="T60" style:family="text">
      <style:text-properties fo:color="#000099" fo:font-weight="normal" style:font-weight-asian="normal" style:font-name-complex="Calibri Light1" style:font-weight-complex="normal"/>
    </style:style>
    <style:style style:name="T61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62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63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64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65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66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67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68" style:family="text">
      <style:text-properties fo:font-size="8pt" style:font-size-asian="8pt" style:font-name-complex="Calibri Light1" style:font-size-complex="8pt"/>
    </style:style>
    <style:style style:name="T69" style:family="text">
      <style:text-properties fo:font-size="8pt" style:font-size-asian="8pt" style:font-name-complex="Sanskrit 20031" style:font-size-complex="8pt"/>
    </style:style>
    <style:style style:name="T70" style:family="text">
      <style:text-properties fo:font-size="8pt" officeooo:rsid="0001e9ec" style:font-size-asian="8pt" style:font-name-complex="Sanskrit 20031" style:font-size-complex="8pt"/>
    </style:style>
    <style:style style:name="T71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72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73" style:family="text">
      <style:text-properties style:font-name="Lato Light" fo:font-size="10pt" style:font-size-asian="10pt" style:font-size-complex="10pt" style:language-complex="hi" style:country-complex="IN"/>
    </style:style>
    <style:style style:name="T74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75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76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77" style:family="text">
      <style:text-properties style:font-name="Lato Light" style:font-name-complex="Calibri Light1"/>
    </style:style>
    <style:style style:name="T78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79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80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81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82" style:family="text">
      <style:text-properties style:font-name="Lato Light1" style:font-name-complex="Sanskrit 20031"/>
    </style:style>
    <style:style style:name="T83" style:family="text">
      <style:text-properties style:font-name="Lato Light1" officeooo:rsid="004b5567" style:font-name-complex="Sanskrit 20031"/>
    </style:style>
    <style:style style:name="T84" style:family="text">
      <style:text-properties style:font-name="Lato Light1" fo:font-size="8pt" style:font-size-asian="8pt" style:font-name-complex="Sanskrit 20031" style:font-size-complex="8pt"/>
    </style:style>
    <style:style style:name="T85" style:family="text">
      <style:text-properties style:font-name="Lato Light1" fo:font-size="8pt" officeooo:rsid="0001e9ec" style:font-size-asian="8pt" style:font-name-complex="Sanskrit 20031" style:font-size-complex="8pt"/>
    </style:style>
    <style:style style:name="T86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87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88" style:family="text">
      <style:text-properties style:font-name="Sanskrit 2003" style:language-complex="hi" style:country-complex="IN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55b846" style:font-weight-asian="bold" style:font-weight-complex="bold"/>
    </style:style>
    <style:style style:name="T91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92" style:family="text">
      <style:text-properties officeooo:rsid="002a7a70"/>
    </style:style>
    <style:style style:name="T93" style:family="text">
      <style:text-properties officeooo:rsid="003a0827"/>
    </style:style>
    <style:style style:name="T94" style:family="text">
      <style:text-properties officeooo:rsid="003fb2ef"/>
    </style:style>
    <style:style style:name="T95" style:family="text">
      <style:text-properties officeooo:rsid="0055b846"/>
    </style:style>
    <style:style style:name="T96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97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98" style:family="text">
      <style:text-properties style:use-window-font-color="true" style:font-name="Lato Light1" style:font-name-complex="Sanskrit 20031"/>
    </style:style>
    <style:style style:name="T99" style:family="text">
      <style:text-properties style:use-window-font-color="true" style:font-name="Lato Light1" officeooo:rsid="007e6f49" style:font-name-complex="Sanskrit 20031"/>
    </style:style>
    <style:style style:name="T100" style:family="text">
      <style:text-properties style:use-window-font-color="true" style:font-name="Lato Light1" officeooo:rsid="007b8333" style:font-name-complex="Sanskrit 20031"/>
    </style:style>
    <style:style style:name="T101" style:family="text">
      <style:text-properties style:use-window-font-color="true" officeooo:rsid="007e6f49"/>
    </style:style>
    <style:style style:name="T102" style:family="text">
      <style:text-properties style:use-window-font-color="true" officeooo:rsid="00880f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12">सत्याः</text:p>
          </table:table-cell>
          <table:covered-table-cell/>
          <table:table-cell table:style-name="Table1.A1" office:value-type="string">
            <text:p text:style-name="P7"><text:span text:style-name="T54">X, [you are] </text:span><text:span text:style-name="T47">satyaḥ / </text:span><text:span text:style-name="T61">the</text:span><text:span text:style-name="T48"> satyaḥ</text:span></text:p>
          </table:table-cell>
          <table:table-cell table:style-name="Table1.A1" office:value-type="string">
            <text:p text:style-name="P62"><text:span text:style-name="T68">1:1:5 / 1:29:1 / 1:63:3 / 1:87:4 / 1:174:1 / 2:12:15 / 2:15:1 / 2:22:1 / 2:22:2 / 2:22:3 / 2:23:11 / 3:4:10 / 3:14:1 / 4:16:1 / 4:21:10 / 4:31:2 / 4:40:2 / 5:23:2 / 5:25:2 / 5:67:4 / </text:span><text:span text:style-name="T69">6:22:1 / </text:span><text:span text:style-name="T84">6:45:10 / 6:50:2 / 6:51:10 / 7:35:2 / 7:35:12 / 7:75:7 / 8:16:8 / 8:90:2 / 8:90:4 / 8:92:18 / 8:98:5 / 9:7:3 / 9:92:6 / 10:29:4 / 10:47:4 / 10:104:3 / 10:111:4</text:span></text:p>
          </table:table-cell>
          <table:table-cell table:style-name="Table1.E1" office:value-type="string">
            <text:p text:style-name="P22">Yes</text:p>
          </table:table-cell>
          <table:table-cell table:style-name="Table1.E1" office:value-type="string">
            <text:p text:style-name="P26">Yes</text:p>
          </table:table-cell>
          <table:table-cell table:style-name="Table1.E1" office:value-type="string">
            <text:p text:style-name="P28">Yes</text:p>
          </table:table-cell>
          <table:table-cell table:style-name="Table1.H1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्</text:p>
          </table:table-cell>
          <table:covered-table-cell/>
          <table:table-cell table:style-name="Table1.A2" office:value-type="string">
            <text:p text:style-name="P114"><text:span text:style-name="T19">we know you [are]</text:span><text:span text:style-name="T28"> s</text:span><text:span text:style-name="T29">atya</text:span></text:p>
          </table:table-cell>
          <table:table-cell table:style-name="Table1.A2" office:value-type="string">
            <text:p text:style-name="P90">8:44:2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तरः</text:p>
          </table:table-cell>
          <table:covered-table-cell/>
          <table:table-cell table:style-name="Table1.A2" office:value-type="string">
            <text:p text:style-name="P8"><text:span text:style-name="T54">X, [you are] </text:span><text:span text:style-name="T56">more</text:span><text:span text:style-name="T54"> </text:span><text:span text:style-name="T47">satyaḥ</text:span></text:p>
          </table:table-cell>
          <table:table-cell table:style-name="Table1.A2" office:value-type="string">
            <text:p text:style-name="P102"><text:span text:style-name="T77">1:76:5 / 3:4:10 / </text:span>7:2:10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7">सत्याभिः द्युम्नहूतिभिः / आशिषः सत्या / सत्यवाचम्</text:p>
          </table:table-cell>
          <table:covered-table-cell/>
          <table:table-cell table:style-name="Table1.A2" office:value-type="string">
            <text:p text:style-name="P6"><text:span text:style-name="T47">satya</text:span><text:span text:style-name="T54">-utterances</text:span></text:p>
          </table:table-cell>
          <table:table-cell table:style-name="Table1.A2" office:value-type="string">
            <text:p text:style-name="P64"><text:span text:style-name="T82">1:129:7 / </text:span>1:179:6 / 3:54:4 / <text:span text:style-name="T82">7:2:3 / 10:37:2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ं वदन् / सत्यवाचा / सत्यताते</text:p>
          </table:table-cell>
          <table:covered-table-cell/>
          <table:table-cell table:style-name="Table1.A2" office:value-type="string">
            <text:p text:style-name="P11"><text:span text:style-name="T90">s</text:span><text:span text:style-name="T89">atya</text:span>-speech / <text:span text:style-name="T90">s</text:span><text:span text:style-name="T89">atya</text:span>-spe<text:span text:style-name="T95">aker</text:span> </text:p>
          </table:table-cell>
          <table:table-cell table:style-name="Table1.A2" office:value-type="string">
            <text:p text:style-name="P93"><text:span text:style-name="T77">3:26:9 / 4:4:14 / 4:33:6 / </text:span>9:113:4 / 10:12:1</text:p>
          </table:table-cell>
          <table:table-cell table:style-name="Table1.E2" office:value-type="string">
            <text:p text:style-name="P33">Yes</text:p>
          </table:table-cell>
          <table:table-cell table:style-name="Table1.E2" office:value-type="string">
            <text:p text:style-name="P34">Yes</text:p>
          </table:table-cell>
          <table:table-cell table:style-name="Table1.E2" office:value-type="string">
            <text:p text:style-name="P35">Yes</text:p>
          </table:table-cell>
          <table:table-cell table:style-name="Table1.H2" office:value-type="string">
            <text:p text:style-name="P33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covered-table-cell/>
          <table:table-cell table:style-name="Table1.A2" office:value-type="string">
            <text:p text:style-name="P9"><text:span text:style-name="T47">satya</text:span><text:span text:style-name="T54">-</text:span><text:span text:style-name="T57">hymn</text:span></text:p>
          </table:table-cell>
          <table:table-cell table:style-name="Table1.A2" office:value-type="string">
            <text:p text:style-name="P144">1:20:4 / <text:span text:style-name="T101">1:67:</text:span><text:span text:style-name="T102">3 / </text:span><text:span text:style-name="T77">1:108:6 </text:span>/ <text:span text:style-name="T77">1:127:8 / </text:span>1:152:2 <text:span text:style-name="T77">/ </text:span>6:67:10 / 7:76:4 / 8:100:3 / 9:97:48 / 10:63:1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3">यदि सत्यम् अस्ति</text:p>
          </table:table-cell>
          <table:covered-table-cell/>
          <table:table-cell table:style-name="Table1.A2" office:value-type="string">
            <text:p text:style-name="P133"><text:span text:style-name="T33">sing a</text:span><text:span text:style-name="T34"> </text:span><text:span text:style-name="T18">satya</text:span><text:span text:style-name="T32">-</text:span><text:span text:style-name="T34">hymn </text:span><text:span text:style-name="T33">to Indra if he is </text:span><text:span text:style-name="T30">satya</text:span></text:p>
          </table:table-cell>
          <table:table-cell table:style-name="Table1.A2" office:value-type="string">
            <text:p text:style-name="P99">8:100: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4">Yes</text:p>
          </table:table-cell>
          <table:table-cell table:style-name="Table1.E2" office:value-type="string">
            <text:p text:style-name="P50"/>
          </table:table-cell>
          <table:table-cell table:style-name="Table1.H2" office:value-type="string">
            <text:p text:style-name="P51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13">सत्योक्तिः</text:p>
          </table:table-cell>
          <table:covered-table-cell/>
          <table:table-cell table:style-name="Table1.A2" office:value-type="string">
            <text:p text:style-name="P128"><text:span text:style-name="T47">Satya</text:span><text:span text:style-name="T54">-</text:span><text:span text:style-name="T55">words into which the world expanded</text:span></text:p>
          </table:table-cell>
          <table:table-cell table:style-name="Table1.A2" office:value-type="string">
            <text:p text:style-name="P82">10:37: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4">Yes</text:p>
          </table:table-cell>
          <table:table-cell table:style-name="Table1.E2" office:value-type="string">
            <text:p text:style-name="P44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् अस्तु</text:p>
          </table:table-cell>
          <table:covered-table-cell/>
          <table:table-cell table:style-name="Table1.A2" office:value-type="string">
            <text:p text:style-name="P127"><text:span text:style-name="T54">Mitra/Varuna may the </text:span><text:span text:style-name="T47">satyam</text:span><text:span text:style-name="T54"> [thing] be given to the hymn singer</text:span></text:p>
          </table:table-cell>
          <table:table-cell table:style-name="Table1.A2" office:value-type="string">
            <text:p text:style-name="P68"><text:span text:style-name="T68">4:1:18</text:span><text:tab/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्थातुः च सत्यम् जगतः च धर्मण्</text:p>
          </table:table-cell>
          <table:covered-table-cell/>
          <table:table-cell table:style-name="Table1.A2" office:value-type="string">
            <text:p text:style-name="P145"><text:span text:style-name="T41">[Heaven and Earth] keep the</text:span><text:span text:style-name="T42"> </text:span><text:span text:style-name="T43">saty</text:span><text:span text:style-name="T44">a</text:span><text:span text:style-name="T45"> </text:span><text:span text:style-name="T46">of everything that stands and everything that moves</text:span></text:p>
          </table:table-cell>
          <table:table-cell table:style-name="Table1.A2" office:value-type="string">
            <text:p text:style-name="P146"><text:span text:style-name="T98">1:</text:span><text:span text:style-name="T99">159</text:span><text:span text:style-name="T98">:</text:span><text:span text:style-name="T99">3</text:span></text:p>
          </table:table-cell>
          <table:table-cell table:style-name="Table1.E2" office:value-type="string">
            <text:p text:style-name="P141">Yes</text:p>
          </table:table-cell>
          <table:table-cell table:style-name="Table1.E2" office:value-type="string">
            <text:p text:style-name="P142">No</text:p>
          </table:table-cell>
          <table:table-cell table:style-name="Table1.E2" office:value-type="string">
            <text:p text:style-name="P142">No</text:p>
          </table:table-cell>
          <table:table-cell table:style-name="Table1.H2" office:value-type="string">
            <text:p text:style-name="P142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कर्मन् / भद्रम् सत्य अपांसि सत्या /<text:span text:style-name="T92"> सत्यानि करणानि / सत्यानि / सत्येन / विश्वानि सत्यानि / ...</text:span></text:p>
          </table:table-cell>
          <table:covered-table-cell/>
          <table:table-cell table:style-name="Table1.A2" office:value-type="string">
            <text:p text:style-name="P6"><text:span text:style-name="T47">satya</text:span><text:span text:style-name="T54">-actions</text:span></text:p>
          </table:table-cell>
          <table:table-cell table:style-name="Table1.A2" office:value-type="string">
            <text:p text:style-name="P65">1:1:6 / <text:span text:style-name="T100">1:21:6</text:span><text:span text:style-name="T99"> / </text:span>1:70:8 / 1:98:3 / 2:15:1 / 4:17:20 / 4:22:6 / 4:54:4 / 5:45:7 / 5:85:8 / <text:span text:style-name="T82">9:113:4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धर्मः</text:p>
          </table:table-cell>
          <table:covered-table-cell/>
          <table:table-cell table:style-name="Table1.A2" office:value-type="string">
            <text:p text:style-name="P130"><text:span text:style-name="T47">satya</text:span><text:span text:style-name="T54">-dharma</text:span></text:p>
          </table:table-cell>
          <table:table-cell table:style-name="Table1.A2" office:value-type="string">
            <text:p text:style-name="P38">1:12:7 / 5:51:2 / 5:63:1 / <text:span text:style-name="T82">10:34:8 / 10:121:9 / 10:139:3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7">Yes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 समिथा</text:p>
          </table:table-cell>
          <table:covered-table-cell/>
          <table:table-cell table:style-name="Table1.A2" office:value-type="string">
            <text:p text:style-name="P115"><text:span text:style-name="T27">satya</text:span><text:span text:style-name="T18">-</text:span><text:span text:style-name="T20">battles</text:span></text:p>
          </table:table-cell>
          <table:table-cell table:style-name="Table1.A2" office:value-type="string">
            <text:p text:style-name="P95">9:94: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5">सत्यराध / रयिं सत्य / द्रविणानि सत्यानि</text:p>
          </table:table-cell>
          <table:covered-table-cell/>
          <table:table-cell table:style-name="Table1.A2" office:value-type="string">
            <text:p text:style-name="P75"><text:span text:style-name="T47">satya</text:span><text:span text:style-name="T54">-wealth</text:span></text:p>
          </table:table-cell>
          <table:table-cell table:style-name="Table1.A2" office:value-type="string">
            <text:p text:style-name="P126"><text:span text:style-name="T68">1:101:8 / 3:14:6 / 4:24:2 / 4:29:1 / 5:4</text:span><text:bookmark text:name="_GoBack1"/><text:span text:style-name="T68">0:7 / </text:span><text:span text:style-name="T84">7:41:3 / 9:78:5 / 10:29:7 / 10:49:11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0">Bad fit</text:p>
          </table:table-cell>
          <table:table-cell table:style-name="Table1.E2" office:value-type="string">
            <text:p text:style-name="P50"/>
          </table:table-cell>
          <table:table-cell table:style-name="Table1.H2" office:value-type="string">
            <text:p text:style-name="P42">No</text:p>
          </table:table-cell>
        </table:table-row>
        <text:soft-page-break/>
        <table:table-row table:style-name="Table1.1">
          <table:table-cell table:style-name="Table1.A2" table:number-columns-spanned="2" office:value-type="string">
            <text:p text:style-name="P12">सत्य आत्मेव</text:p>
          </table:table-cell>
          <table:covered-table-cell/>
          <table:table-cell table:style-name="Table1.A2" office:value-type="string">
            <text:p text:style-name="P116"><text:span text:style-name="T39">satya </text:span><text:span text:style-name="T40">soul (atman)</text:span></text:p>
          </table:table-cell>
          <table:table-cell table:style-name="Table1.A2" office:value-type="string">
            <text:p text:style-name="P112"><text:span text:style-name="T82">1:73:2</text:span><text:span text:style-name="T83">b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7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शुष्मः / सत्यशवसः / सत्यसव</text:p>
          </table:table-cell>
          <table:covered-table-cell/>
          <table:table-cell table:style-name="Table1.A2" office:value-type="string">
            <text:p text:style-name="P127"><text:span text:style-name="T51">s</text:span><text:span text:style-name="T47">atya </text:span><text:span text:style-name="T54">power / strength</text:span></text:p>
          </table:table-cell>
          <table:table-cell table:style-name="Table1.A2" office:value-type="string">
            <text:p text:style-name="P63">1:51:15 / 1:57:1 / 1:59:4 / 1:86:8 / 1:86:9 / 1:103:6 / 3:30:21 / 4:11:4 / 5:52:8 / 5:82:7 / <text:span text:style-name="T82">9:97:48 / 10:36:13 / 10:36:13 / 10:44:3 / 10:112:10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1"/>
          </table:table-cell>
          <table:table-cell table:style-name="Table1.H2" office:value-type="string">
            <text:p text:style-name="P41">No</text:p>
          </table:table-cell>
        </table:table-row>
        <table:table-row table:style-name="Table1.1">
          <table:table-cell table:style-name="Table1.E2" office:value-type="string">
            <text:p text:style-name="P81"/>
          </table:table-cell>
          <table:table-cell table:style-name="Table1.H2" table:number-columns-spanned="7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7">सत्यमस्तु</text:p>
          </table:table-cell>
          <table:covered-table-cell/>
          <table:table-cell table:style-name="Table1.A2" office:value-type="string">
            <text:p text:style-name="P68"><text:span text:style-name="T5">may what I say be </text:span><text:span text:style-name="T4">satya</text:span></text:p>
          </table:table-cell>
          <table:table-cell table:style-name="Table1.A2" office:value-type="string">
            <text:p text:style-name="P71">1:185:1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78">सत्या <text:span text:style-name="T88">कृणुता</text:span></text:p>
          </table:table-cell>
          <table:covered-table-cell/>
          <table:table-cell table:style-name="Table1.A2" office:value-type="string">
            <text:p text:style-name="P74"><text:span text:style-name="T5">make the hymn [become] </text:span><text:span text:style-name="T4">satya</text:span></text:p>
          </table:table-cell>
          <table:table-cell table:style-name="Table1.A2" office:value-type="string">
            <text:p text:style-name="P103">10:67:1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78">अभवत् सत्या</text:p>
          </table:table-cell>
          <table:covered-table-cell/>
          <table:table-cell table:style-name="Table1.A2" office:value-type="string">
            <text:p text:style-name="P3"><text:span text:style-name="T5">may the anger of X become </text:span><text:span text:style-name="T4">satya</text:span></text:p>
          </table:table-cell>
          <table:table-cell table:style-name="Table1.A2" office:value-type="string">
            <text:p text:style-name="P71">2:24:1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8">सत्यमुग्र</text:p>
          </table:table-cell>
          <table:covered-table-cell/>
          <table:table-cell table:style-name="Table1.A2" office:value-type="string">
            <text:p text:style-name="P111"><text:span text:style-name="T12">satya</text:span><text:span text:style-name="T10">-</text:span><text:span text:style-name="T11">fury</text:span></text:p>
          </table:table-cell>
          <table:table-cell table:style-name="Table1.A2" office:value-type="string">
            <text:p text:style-name="P96">9:113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8">देवहूतिः अभवत् सत्या</text:p>
          </table:table-cell>
          <table:covered-table-cell/>
          <table:table-cell table:style-name="Table1.A2" office:value-type="string">
            <text:p text:style-name="P4"><text:span text:style-name="T6">The praise of X </text:span><text:span text:style-name="T5">become </text:span><text:span text:style-name="T4">satya</text:span></text:p>
          </table:table-cell>
          <table:table-cell table:style-name="Table1.A2" office:value-type="string">
            <text:p text:style-name="P87">6:65:5</text:p>
          </table:table-cell>
          <table:table-cell table:style-name="Table1.E2" office:value-type="string">
            <text:p text:style-name="P36">Yes</text:p>
          </table:table-cell>
          <table:table-cell table:style-name="Table1.E2" office:value-type="string">
            <text:p text:style-name="P36">Yes</text:p>
          </table:table-cell>
          <table:table-cell table:style-name="Table1.E2" office:value-type="string">
            <text:p text:style-name="P37">Yes</text:p>
          </table:table-cell>
          <table:table-cell table:style-name="Table1.H2" office:value-type="string">
            <text:p text:style-name="P36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4">आशिषः सत्या भवन्तु</text:p>
          </table:table-cell>
          <table:covered-table-cell/>
          <table:table-cell table:style-name="Table1.A2" office:value-type="string">
            <text:p text:style-name="P5"><text:span text:style-name="T6">The </text:span><text:span text:style-name="T7">blessings</text:span><text:span text:style-name="T6"> of X </text:span><text:span text:style-name="T5">become </text:span><text:span text:style-name="T4">satya</text:span></text:p>
          </table:table-cell>
          <table:table-cell table:style-name="Table1.A2" office:value-type="string">
            <text:p text:style-name="P89">7:17:5 / 8:44:23</text:p>
          </table:table-cell>
          <table:table-cell table:style-name="Table1.E2" office:value-type="string">
            <text:p text:style-name="P32">Yes</text:p>
          </table:table-cell>
          <table:table-cell table:style-name="Table1.E2" office:value-type="string">
            <text:p text:style-name="P52">Yes</text:p>
          </table:table-cell>
          <table:table-cell table:style-name="Table1.E2" office:value-type="string">
            <text:p text:style-name="P60">Yes</text:p>
          </table:table-cell>
          <table:table-cell table:style-name="Table1.H2" office:value-type="string">
            <text:p text:style-name="P5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9">सत्याः सन्तु कामाः</text:p>
          </table:table-cell>
          <table:covered-table-cell/>
          <table:table-cell table:style-name="Table1.A2" office:value-type="string">
            <text:p text:style-name="P19"><text:span text:style-name="T5">may the </text:span><text:span text:style-name="T8">desire</text:span><text:span text:style-name="T5"> of X become </text:span><text:span text:style-name="T4">satya</text:span></text:p>
          </table:table-cell>
          <table:table-cell table:style-name="Table1.A2" office:value-type="string">
            <text:p text:style-name="P104">10:116:8 / 10:128:4</text:p>
          </table:table-cell>
          <table:table-cell table:style-name="Table1.E2" office:value-type="string">
            <text:p text:style-name="P32">Yes</text:p>
          </table:table-cell>
          <table:table-cell table:style-name="Table1.E2" office:value-type="string">
            <text:p text:style-name="P52">Yes</text:p>
          </table:table-cell>
          <table:table-cell table:style-name="Table1.E2" office:value-type="string">
            <text:p text:style-name="P60">Yes</text:p>
          </table:table-cell>
          <table:table-cell table:style-name="Table1.H2" office:value-type="string">
            <text:p text:style-name="P5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9">उपस्तुतिः<text:span text:style-name="T88"> सत्या</text:span></text:p>
          </table:table-cell>
          <table:covered-table-cell/>
          <table:table-cell table:style-name="Table1.A2" office:value-type="string">
            <text:p text:style-name="P132"><text:span text:style-name="T15">oblations (poured into the fire) </text:span><text:span text:style-name="T17">[= praise ?]</text:span><text:span text:style-name="T15"> became </text:span><text:span text:style-name="T13">satya</text:span></text:p>
          </table:table-cell>
          <table:table-cell table:style-name="Table1.A2" office:value-type="string">
            <text:p text:style-name="P88">7:83:7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85">पुरोहितिः सत्या अभवत्</text:p>
          </table:table-cell>
          <table:covered-table-cell/>
          <table:table-cell table:style-name="Table1.A2" office:value-type="string">
            <text:p text:style-name="P137"><text:span text:style-name="T73">may the </text:span><text:span text:style-name="T74">leadership (purohiti</text:span><text:span text:style-name="T72">ḥ</text:span><text:span text:style-name="T74">)</text:span><text:span text:style-name="T73"> of </text:span><text:span text:style-name="T75">X</text:span><text:span text:style-name="T73"> become </text:span><text:span text:style-name="T71">satya</text:span></text:p>
          </table:table-cell>
          <table:table-cell table:style-name="Table1.A2" office:value-type="string">
            <text:p text:style-name="P108">7:83: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84">सत्यः आ भूत्</text:p>
          </table:table-cell>
          <table:covered-table-cell/>
          <table:table-cell table:style-name="Table1.A2" office:value-type="string">
            <text:p text:style-name="P138"><text:span text:style-name="T86">Mitra-Varuna when your devotees go to the </text:span><text:span text:style-name="T76">ṛ</text:span><text:span text:style-name="T86">ta, they become </text:span><text:span text:style-name="T87">satya</text:span></text:p>
          </table:table-cell>
          <table:table-cell table:style-name="Table1.A2" office:value-type="string">
            <text:p text:style-name="P109">6:67:8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28">
          <table:table-cell table:style-name="Table1.E2" office:value-type="string">
            <text:p text:style-name="P139"/>
          </table:table-cell>
          <table:table-cell table:style-name="Table1.H2" table:number-columns-spanned="7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7">रृतम सत्यम् अस्तु</text:p>
          </table:table-cell>
          <table:covered-table-cell/>
          <table:table-cell table:style-name="Table1.A2" office:value-type="string">
            <text:p text:style-name="P75"><text:span text:style-name="T54">may your Ṛta be </text:span><text:span text:style-name="T47">satya</text:span></text:p>
          </table:table-cell>
          <table:table-cell table:style-name="Table1.A2" office:value-type="string">
            <text:p text:style-name="P71">3:54: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सत्यानृतः</text:p>
          </table:table-cell>
          <table:covered-table-cell/>
          <table:table-cell table:style-name="Table1.A2" office:value-type="string">
            <text:p text:style-name="P118"><text:span text:style-name="T21">the</text:span><text:span text:style-name="T28"> s</text:span><text:span text:style-name="T29">atya</text:span><text:span text:style-name="T22"> </text:span><text:span text:style-name="T21">and the anṛta </text:span><text:span text:style-name="T18">(</text:span><text:span text:style-name="T21">of men</text:span><text:span text:style-name="T18">)</text:span></text:p>
          </table:table-cell>
          <table:table-cell table:style-name="Table1.A2" office:value-type="string">
            <text:p text:style-name="P100">7:49: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67">ऋतजातसत्याः</text:p>
          </table:table-cell>
          <table:covered-table-cell/>
          <table:table-cell table:style-name="Table1.A2" office:value-type="string">
            <text:p text:style-name="P66"><text:span text:style-name="T54">Ushas, [you are] </text:span><text:span text:style-name="T47">satya </text:span><text:span text:style-name="T54">born of ṛta</text:span><text:span text:style-name="T9"> </text:span></text:p>
          </table:table-cell>
          <table:table-cell table:style-name="Table1.A2" office:value-type="string">
            <text:p text:style-name="P72">4:51:7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48"/>
          </table:table-cell>
          <table:table-cell table:style-name="Table1.H2" office:value-type="string">
            <text:p text:style-name="P48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67">अनृता असत्या</text:p>
          </table:table-cell>
          <table:covered-table-cell/>
          <table:table-cell table:style-name="Table1.A2" office:value-type="string">
            <text:p text:style-name="P66"><text:span text:style-name="T54">the an-ṛtaḥ, becoming a-</text:span><text:span text:style-name="T47">satyaḥ</text:span><text:span text:style-name="T54">, have make this place a pit</text:span></text:p>
          </table:table-cell>
          <table:table-cell table:style-name="Table1.A2" office:value-type="string">
            <text:p text:style-name="P71">4:5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80"><text:span text:style-name="T93">सत्यमvs.</text:span> मोघं</text:p>
          </table:table-cell>
          <table:covered-table-cell/>
          <table:table-cell table:style-name="Table1.A2" office:value-type="string">
            <text:p text:style-name="P134"><text:span text:style-name="T31">s</text:span><text:span text:style-name="T27">atya</text:span><text:span text:style-name="T35"> [as opposed to mogha = futility] <text:s/>becomes mogha</text:span></text:p>
          </table:table-cell>
          <table:table-cell table:style-name="Table1.A2" office:value-type="string">
            <text:p text:style-name="P91">10:55:6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9">Bad fit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सत्य <text:span text:style-name="T94">vs. यन्न विद्म</text:span></text:p>
          </table:table-cell>
          <table:covered-table-cell/>
          <table:table-cell table:style-name="Table1.A2" office:value-type="string">
            <text:p text:style-name="P135"><text:span text:style-name="T27">satya</text:span><text:span text:style-name="T32"> </text:span><text:span text:style-name="T36">[opposed to] yat na vidya [= what [we] do not know ?]</text:span></text:p>
          </table:table-cell>
          <table:table-cell table:style-name="Table1.A2" office:value-type="string">
            <text:p text:style-name="P92">10:139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9">Bad fit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ext:soft-page-break/>
        <table:table-row table:style-name="Table1.1">
          <table:table-cell table:style-name="Table1.E2" office:value-type="string">
            <text:p text:style-name="P81"/>
          </table:table-cell>
          <table:table-cell table:style-name="Table1.H2" table:number-columns-spanned="7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7">जनिता सत्य</text:p>
          </table:table-cell>
          <table:covered-table-cell/>
          <table:table-cell table:style-name="Table1.A2" office:value-type="string">
            <text:p text:style-name="P75"><text:span text:style-name="T54">X, progenitor of </text:span><text:span text:style-name="T47">satya</text:span></text:p>
          </table:table-cell>
          <table:table-cell table:style-name="Table1.A2" office:value-type="string">
            <text:p text:style-name="P71">4:1:10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ध्वृतं</text:p>
          </table:table-cell>
          <table:covered-table-cell/>
          <table:table-cell table:style-name="Table1.A2" office:value-type="string">
            <text:p text:style-name="P119"><text:span text:style-name="T37">Destroyer of </text:span><text:span text:style-name="T27">satya</text:span><text:span text:style-name="T18"> </text:span><text:span text:style-name="T23">[= sinner]</text:span></text:p>
          </table:table-cell>
          <table:table-cell table:style-name="Table1.A2" office:value-type="string">
            <text:p text:style-name="P105">10:27: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 सुवितः</text:p>
          </table:table-cell>
          <table:covered-table-cell/>
          <table:table-cell table:style-name="Table1.A2" office:value-type="string">
            <text:p text:style-name="P120"><text:span text:style-name="T38">Producer</text:span><text:span text:style-name="T37"> of </text:span><text:span text:style-name="T27">satya</text:span></text:p>
          </table:table-cell>
          <table:table-cell table:style-name="Table1.A2" office:value-type="string">
            <text:p text:style-name="P106">10:56: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 आयन्</text:p>
          </table:table-cell>
          <table:covered-table-cell/>
          <table:table-cell table:style-name="Table1.A2" office:value-type="string">
            <text:p text:style-name="P121"><text:span text:style-name="T18">[to] </text:span><text:span text:style-name="T24">receive </text:span><text:span text:style-name="T28">s</text:span><text:span text:style-name="T29">atya</text:span></text:p>
          </table:table-cell>
          <table:table-cell table:style-name="Table1.A2" office:value-type="string">
            <text:p text:style-name="P98">7:56:1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सत्ययोनि</text:p>
          </table:table-cell>
          <table:covered-table-cell/>
          <table:table-cell table:style-name="Table1.A2" office:value-type="string">
            <text:p text:style-name="P75"><text:span text:style-name="T54">the abode </text:span><text:span text:style-name="T59">(womb?) </text:span><text:span text:style-name="T54">of </text:span><text:span text:style-name="T47">satya</text:span></text:p>
          </table:table-cell>
          <table:table-cell table:style-name="Table1.A2" office:value-type="string">
            <text:p text:style-name="P72">4:19: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86">सत्ययजम्</text:p>
          </table:table-cell>
          <table:covered-table-cell/>
          <table:table-cell table:style-name="Table1.A2" office:value-type="string">
            <text:p text:style-name="P122"><text:span text:style-name="T91">satya</text:span><text:span text:style-name="T96">-</text:span><text:span text:style-name="T97">worshipper</text:span></text:p>
          </table:table-cell>
          <table:table-cell table:style-name="Table1.A2" office:value-type="string">
            <text:p text:style-name="P70"><text:span text:style-name="T82">4:3:1 / </text:span>6:16:46</text:p>
          </table:table-cell>
          <table:table-cell table:style-name="Table1.E2" office:value-type="string">
            <text:p text:style-name="P29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85">सत्यसत्वन्</text:p>
          </table:table-cell>
          <table:covered-table-cell/>
          <table:table-cell table:style-name="Table1.A2" office:value-type="string">
            <text:p text:style-name="P123"><text:span text:style-name="T78">satya</text:span><text:span text:style-name="T79">-</text:span><text:span text:style-name="T80">strong <text:s/></text:span><text:span text:style-name="T81">[</text:span><text:span text:style-name="T80">Satvan]</text:span></text:p>
          </table:table-cell>
          <table:table-cell table:style-name="Table1.A2" office:value-type="string">
            <text:p text:style-name="P107">6:31:5</text:p>
          </table:table-cell>
          <table:table-cell table:style-name="Table1.E2" office:value-type="string">
            <text:p text:style-name="P30">Yes</text:p>
          </table:table-cell>
          <table:table-cell table:style-name="Table1.E2" office:value-type="string">
            <text:p text:style-name="P31">Yes</text:p>
          </table:table-cell>
          <table:table-cell table:style-name="Table1.E2" office:value-type="string">
            <text:p text:style-name="P46"/>
          </table:table-cell>
          <table:table-cell table:style-name="Table1.H2" office:value-type="string">
            <text:p text:style-name="P46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4">सत्यमित्</text:p>
          </table:table-cell>
          <table:covered-table-cell/>
          <table:table-cell table:style-name="Table1.A2" office:value-type="string">
            <text:p text:style-name="P129"><text:span text:style-name="T60">Indeed</text:span><text:span text:style-name="T47"> </text:span><text:span text:style-name="T62">(</text:span><text:span text:style-name="T52">satya</text:span><text:span text:style-name="T53">m / </text:span><text:span text:style-name="T52">satya</text:span><text:span text:style-name="T53">m</text:span><text:span text:style-name="T65">-</text:span><text:span text:style-name="T66">It</text:span><text:span text:style-name="T67">)</text:span></text:p>
          </table:table-cell>
          <table:table-cell table:style-name="Table1.A2" office:value-type="string">
            <text:p text:style-name="P39"><text:span text:style-name="T68">1:52:13 / 5:73:9 / </text:span><text:span text:style-name="T70">6:30:4 / </text:span><text:span text:style-name="T85">8:33:10 / 8:62:12 / 8:74:15 / 8:93:5 / 10:27:10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18">सत्यम् <text:span text:style-name="T3">(अस्ति)</text:span></text:p>
          </table:table-cell>
          <table:covered-table-cell/>
          <table:table-cell table:style-name="Table1.A2" office:value-type="string">
            <text:p text:style-name="P131"><text:span text:style-name="T60">[It is]</text:span><text:span text:style-name="T47"> </text:span><text:span text:style-name="T52">satya</text:span><text:span text:style-name="T53">m</text:span></text:p>
          </table:table-cell>
          <table:table-cell table:style-name="Table1.A2" office:value-type="string">
            <text:p text:style-name="P113"><text:span text:style-name="T98">1:</text:span><text:span text:style-name="T100">38</text:span><text:span text:style-name="T98">:</text:span><text:span text:style-name="T100">7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5">सत्यम मदन्ति</text:p>
          </table:table-cell>
          <table:covered-table-cell/>
          <table:table-cell table:style-name="Table1.A2" office:value-type="string">
            <text:p text:style-name="P61"><text:span text:style-name="T5">Hymn singers please him </text:span><text:span text:style-name="T4">satyam</text:span></text:p>
          </table:table-cell>
          <table:table-cell table:style-name="Table1.A2" office:value-type="string">
            <text:p text:style-name="P83">4:17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5">सत्याः</text:p>
          </table:table-cell>
          <table:covered-table-cell/>
          <table:table-cell table:style-name="Table1.A2" office:value-type="string">
            <text:p text:style-name="P136"><text:span text:style-name="T28">s</text:span><text:span text:style-name="T29">atya </text:span><text:span text:style-name="T25">X [in the sense of real X]</text:span></text:p>
          </table:table-cell>
          <table:table-cell table:style-name="Table1.A2" office:value-type="string">
            <text:p text:style-name="P101">8:2:36 / 8:2:37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7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न्मा</text:p>
          </table:table-cell>
          <table:covered-table-cell/>
          <table:table-cell table:style-name="Table1.A2" office:value-type="string">
            <text:p text:style-name="P127"><text:span text:style-name="T54">contemplating </text:span><text:span text:style-name="T47">satya</text:span></text:p>
          </table:table-cell>
          <table:table-cell table:style-name="Table1.A2" office:value-type="string">
            <text:p text:style-name="P71">1:73: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7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ः</text:p>
          </table:table-cell>
          <table:covered-table-cell/>
          <table:table-cell table:style-name="Table1.A2" office:value-type="string">
            <text:p text:style-name="P127"><text:span text:style-name="T54">like </text:span><text:span text:style-name="T47">satya</text:span><text:span text:style-name="T54"> [females] (= faithful ?)</text:span></text:p>
          </table:table-cell>
          <table:table-cell table:style-name="Table1.A2" office:value-type="string">
            <text:p text:style-name="P71">1:79: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5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5">सत्यासः पितरः</text:p>
          </table:table-cell>
          <table:covered-table-cell/>
          <table:table-cell table:style-name="Table1.A2" office:value-type="string">
            <text:p text:style-name="P117"><text:span text:style-name="T27">satya</text:span><text:span text:style-name="T18"> </text:span><text:span text:style-name="T26">ancestors</text:span></text:p>
          </table:table-cell>
          <table:table-cell table:style-name="Table1.A2" office:value-type="string">
            <text:p text:style-name="P97">10:15:10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9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सत्यश्रुतः</text:p>
          </table:table-cell>
          <table:covered-table-cell/>
          <table:table-cell table:style-name="Table1.A2" office:value-type="string">
            <text:p text:style-name="P75"><text:span text:style-name="T49">s</text:span><text:span text:style-name="T47">atya </text:span><text:span text:style-name="T54">fam</text:span><text:span text:style-name="T58">ous</text:span></text:p>
          </table:table-cell>
          <table:table-cell table:style-name="Table1.A2" office:value-type="string">
            <text:p text:style-name="P69"><text:span text:style-name="T68">5:57:8 / 5:58:8 / </text:span><text:span text:style-name="T69">6:49:6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महिमा सत्यः</text:p>
          </table:table-cell>
          <table:covered-table-cell/>
          <table:table-cell table:style-name="Table1.A2" office:value-type="string">
            <text:p text:style-name="P76"><text:span text:style-name="T50">s</text:span><text:span text:style-name="T47">atya </text:span><text:span text:style-name="T63">greatness / </text:span><text:span text:style-name="T64">fame</text:span></text:p>
          </table:table-cell>
          <table:table-cell table:style-name="Table1.A2" office:value-type="string">
            <text:p text:style-name="P73">1:167:7 / <text:span text:style-name="T82">8:3:4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E2" office:value-type="string">
            <text:p text:style-name="P16"/>
          </table:table-cell>
          <table:table-cell table:style-name="Table1.H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0">static/immobile ?</text:p>
          </table:table-cell>
          <table:table-cell table:style-name="Table1.A2" office:value-type="string">
            <text:p text:style-name="P72">1:66:9<text:tab/><text:tab/>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7"/>
          </table:table-cell>
          <table:covered-table-cell/>
          <table:table-cell table:style-name="Table1.A2" office:value-type="string">
            <text:p text:style-name="P61"><text:span text:style-name="T5">these 3 excellent </text:span><text:span text:style-name="T4">satya</text:span><text:span text:style-name="T5"> births ??</text:span></text:p>
          </table:table-cell>
          <table:table-cell table:style-name="Table1.A2" office:value-type="string">
            <text:p text:style-name="P71">4:1:7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7"/>
          </table:table-cell>
          <table:covered-table-cell/>
          <table:table-cell table:style-name="Table1.A2" office:value-type="string">
            <text:p text:style-name="P61"><text:span text:style-name="T5">Hymn singers please him </text:span><text:span text:style-name="T4">satyam </text:span><text:span text:style-name="T5">(really ?)</text:span></text:p>
          </table:table-cell>
          <table:table-cell table:style-name="Table1.A2" office:value-type="string">
            <text:p text:style-name="P71">4:17:5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7"/>
          </table:table-cell>
          <table:covered-table-cell/>
          <table:table-cell table:style-name="Table1.A2" office:value-type="string">
            <text:p text:style-name="P61"><text:span text:style-name="T4">satya</text:span><text:span text:style-name="T5">-shravā [proper name ?]</text:span></text:p>
          </table:table-cell>
          <table:table-cell table:style-name="Table1.A2" office:value-type="string">
            <text:p text:style-name="P71">5:79:1 / 5:79:2 / 5:79:3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7"/>
          </table:table-cell>
          <table:covered-table-cell/>
          <table:table-cell table:style-name="Table1.A2" office:value-type="string">
            <text:p text:style-name="P110"><text:span text:style-name="T16">non-[something bad]</text:span><text:span text:style-name="T14"> </text:span><text:span text:style-name="T12">satya</text:span></text:p>
          </table:table-cell>
          <table:table-cell table:style-name="Table1.A2" office:value-type="string">
            <text:p text:style-name="P94">8:61:4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5.098cm"/>
    </style:style>
    <style:style style:name="Table2.C" style:family="table-column">
      <style:table-column-properties style:column-width="10.495cm"/>
    </style:style>
    <style:style style:name="Table2.D" style:family="table-column">
      <style:table-column-properties style:column-width="1.19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1.143cm"/>
    </style:style>
    <style:style style:name="Table2.G" style:family="table-column">
      <style:table-column-properties style:column-width="1.1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G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f7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372f7"/>
    </style:style>
    <style:style style:name="MT3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4" office:value-type="string">
              <text:p text:style-name="MP4">Compatible with</text:p>
            </table:table-cell>
            <table:covered-table-cell/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D2" office:value-type="string">
              <text:p text:style-name="MP6">“<text:span text:style-name="MT2">genu-ine</text:span>”</text:p>
            </table:table-cell>
            <table:table-cell table:style-name="Table2.G2" office:value-type="string">
              <text:p text:style-name="MP7">“<text:span text:style-name="MT3">real”+</text:span></text:p>
              <text:p text:style-name="MP8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79</meta:editing-cycles>
    <meta:creation-date>2018-03-26T10:23:00</meta:creation-date>
    <dc:date>2018-12-04T11:08:50.954729563</dc:date>
    <meta:editing-duration>P2DT5H6M47S</meta:editing-duration>
    <meta:generator>LibreOffice/6.0.6.2$Linux_X86_64 LibreOffice_project/00m0$Build-2</meta:generator>
    <meta:document-statistic meta:table-count="2" meta:image-count="0" meta:object-count="0" meta:page-count="3" meta:paragraph-count="317" meta:word-count="858" meta:character-count="3968" meta:non-whitespace-character-count="3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